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08bd" officeooo:paragraph-rsid="001b08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彩信附件类型查询：</text:p>
      <text:p text:style-name="P1"></text:p>
      <text:p text:style-name="P1">抓取dump log，使用特殊工具打开log，搜索关键字“http”，查看文件类型（xml文档格式）</text:p>
      <text:p text:style-name="P1"></text:p>
      <text:p text:style-name="P1"></text:p>
      <text:p text:style-name="P1">三、qxdm log 分析：</text:p>
      <text:p text:style-name="P1">高通：qxca工具，选中sagnaling，搜索173a关键字，查看接受信息，PAC等等，CA_DATA</text:p>
      <text:p text:style-name="P1"/>
      <text:p text:style-name="P1"/>
      <text:p text:style-name="P1"/>
      <text:p text:style-name="P1">一、发送短信log分析：</text:p>
      <text:p text:style-name="P1"></text:p>
      <text:p text:style-name="P1">发送内容：</text:p>
      <text:p text:style-name="P1">06-12 14:23:20.619 D/Mms/compose(11557): TextLengthFilter source = Gdhhdhdhdhd start = 0 end = 11 dstart = 0 dend = 10 dest length = 10</text:p>
      <text:p text:style-name="P1"></text:p>
      <text:p text:style-name="P1">06-12 14:23:24.305 D/Mms/Txn (11557): Sms handleMessage :{ when=0 what=0 arg1=1 obj=Intent { act=com.android.mms.transaction.SEND_MESSAGE flg=0x10 cmp=com.android.mms/.transaction.SmsReceiverService (has extras) } target=com.android.mms.transaction.SmsReceiverService$ServiceHandler obj=Intent { act=com.android.mms.transaction.SEND_MESSAGE flg=0x10 cmp=com.android.mms/.transaction.SmsReceiverService (has extras) } }</text:p>
      <text:p text:style-name="P1">06-12 14:23:24.329 D/Mms/Txn (11557): handleSendMessage()</text:p>
      <text:p text:style-name="P1">RIL层发送：</text:p>
      <text:p text:style-name="P1">05-25 18:43:04.697 <text:s/>4675 <text:s/>5749 D GsmSMSDispatcher: sendSms: <text:s/>isIms()=false mRetryCount=0 mImsRetry=0 mMessageRef=0 SS=0</text:p>
      <text:p text:style-name="P1">06-03 14:41:34.437 <text:s/>4697 <text:s/>4712 D RILJ <text:s text:c="3"/>: [4035]&gt; SEND_SMS [SUB0]</text:p>
      <text:p text:style-name="P1">06-03 14:41:40.053 <text:s/>4697 <text:s/>4802 D RILJ <text:s text:c="3"/>: [4035]&lt; SEND_SMS { mMessageRef = 198, mErrorCode = -1, mAckPdu = null} [SUB0]</text:p>
      <text:p text:style-name="P1">06-03 14:41:40.137 <text:s/>9204 16525 V SmsReceiverService: TctMms-handleSmsSent uri: content://sms/60 sendNextMsg: true subId=2 resultCode: -1 = Activity.RESULT_OK error: 0</text:p>
      <text:p text:style-name="P1"></text:p>
      <text:p text:style-name="P1">注：RIL.java发送请求到modem层，[4035]&gt; SEND_SMS，modem处理（发送成功或失败）都会返回一个信息[4035]&lt; SEND_SMS ，看mmodem 和network log信息分析。radio_log 和 qxdm log</text:p>
      <text:p text:style-name="P1"></text:p>
      <text:p text:style-name="P1"></text:p>
      <text:p text:style-name="P1">Modem log:</text:p>
      <text:p text:style-name="P1">CP_DATA 消息解析,附件:</text:p>
      <text:p text:style-name="P1">CP_DATA_MS_NT.txt</text:p>
      <text:p text:style-name="P1">CP_DATA_NT_MS.txt</text:p>
      <text:p text:style-name="P1"></text:p>
      <text:p text:style-name="P1"></text:p>
      <text:p text:style-name="P1">发送成功：</text:p>
      <text:p text:style-name="P1">06-12 14:23:25.344 D/Mms/Txn (11557): handleSmsSent(), errorcode=0resultCode=-1</text:p>
      <text:p text:style-name="P1">06-12 14:23:25.344 D/Mms/Txn (11557): handleSmsSent(), result is RESULT_OK</text:p>
      <text:p text:style-name="P1"></text:p>
      <text:p text:style-name="P1"></text:p>
      <text:p text:style-name="P1"></text:p>
      <text:p text:style-name="P1">二、接收短信log分析：</text:p>
      <text:p text:style-name="P1"></text:p>
      <text:p text:style-name="P1">AT&lt; 0891683108200105F06005800180F60008410162215372238C050003E00......</text:p>
      <text:p text:style-name="P1"></text:p>
      <text:p text:style-name="P1"><text:soft-page-break/>RIL层接受：</text:p>
      <text:p text:style-name="P1"></text:p>
      <text:p text:style-name="P1">06-03 14:41:41.301 <text:s text:c="2"/>303 <text:s text:c="2"/>513 I RILC <text:s text:c="3"/>: RIL_SOCKET_1 UNSOLICITED: UNSOL_RESPONSE_NEW_SMS length:140</text:p>
      <text:p text:style-name="P1">06-03 14:41:41.302 <text:s text:c="2"/>303 <text:s text:c="2"/>513 E RILC <text:s text:c="3"/>: Send Response to RIL_SOCKET_1</text:p>
      <text:p text:style-name="P1">06-03 14:41:41.302 <text:s/>4697 <text:s/>4802 D RILJ <text:s text:c="3"/>: [UNSL]&lt; UNSOL_RESPONSE_NEW_SMS [SUB0]</text:p>
      <text:p text:style-name="P1"></text:p>
      <text:p text:style-name="P1">framework:</text:p>
      <text:p text:style-name="P1">06-13 14:55:17.204 <text:s/>4737 <text:s/>4884 D GsmInboundSmsHandler: DeliveringState.processMessage:1</text:p>
      <text:p text:style-name="P1">06-13 14:55:17.235 <text:s/>4737 <text:s/>4884 D GsmInboundSmsHandler: DeliveringState.processMessage:2</text:p>
      <text:p text:style-name="P1">06-13 14:55:17.514 <text:s/>4737 <text:s/>4884 D GsmInboundSmsHandler: DeliveringState.processMessage:4</text:p>
      <text:p text:style-name="P1"></text:p>
      <text:p text:style-name="P1">AP层保存：</text:p>
      <text:p text:style-name="P1">06-12 14:42:14.245 D/Mms/Txn (11557): handleSmsReceived SmsReceiverService</text:p>
      <text:p text:style-name="P1">06-12 14:42:14.247 D/Mms/Txn (11557): insertMessage: stored directly!</text:p>
      <text:p text:style-name="P1">06-12 14:42:14.247 I/ADB_SERVICES( 7965): service_to_fd jdwp:12553</text:p>
      <text:p text:style-name="P1">06-12 14:42:14.247 V/Mms/Txn (11557): Sms storeMessage</text:p>
      <text:p text:style-name="P1"></text:p>
      <text:p text:style-name="P1"></text:p>
      <text:p text:style-name="P1">Modem log:</text:p>
      <text:p text:style-name="P1">RECEIVE_NT_MS.txt</text:p>
      <text:p text:style-name="P1">RECEIVE_MS_NT.txt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一、发送彩信log分析：</text:p>
      <text:p text:style-name="P1"></text:p>
      <text:p text:style-name="P1">06-12 14:51:52.381 D/Mms/Txn (11557): EVENT_TRANSACTION_REQUEST</text:p>
      <text:p text:style-name="P1">06-12 14:51:52.381 D/Mms/Txn (11557): EVENT_TRANSACTION_REQUEST MmscUrl=null proxy port: null subId = 2</text:p>
      <text:p text:style-name="P1">06-12 14:51:52.381 D/Mms/Txn (11557): TRANSACTION REQUEST: SEND_TRANSACTION</text:p>
      <text:p text:style-name="P1">06-12 14:51:52.383 V/Mms/Txn (11557): process Transaction</text:p>
      <text:p text:style-name="P1">06-12 14:51:52.384 V/Mms/Txn (11557): Adding transaction to 'mProcessing' list: com.android.mms.transaction.SendTransaction: serviceId=1</text:p>
      <text:p text:style-name="P1"></text:p>
      <text:p text:style-name="P1">06-12 14:51:52.386 D/Mms/Txn (11557): ----getTransactionUri() uri: content://mms/1 transaction: com.android.mms.transaction.SendTransaction: serviceId=1</text:p>
      <text:p text:style-name="P1">06-12 14:51:52.387 V/ContactsProvider( 6870): query: uri=content://com.android.contacts/phone_lookup/10010 <text:s/>projection=[_id, data1, data3, display_name, contact_id, contact_presence, contact_status, data4, send_to_voicemail] <text:s/>selection=[null] <text:s/>args=null <text:s/>order=[display_name ASC] CPID=11557 User=0</text:p>
      <text:p text:style-name="P1">06-12 14:51:52.387 D/Mms/Txn (11557): SendTransaction: run</text:p>
      <text:p text:style-name="P1"></text:p>
      <text:p text:style-name="P1">06-12 14:51:52.410 D/Mms/Txn (11557): send MMS with param, mUri = content://mms/1, subId = 2</text:p>
      <text:p text:style-name="P1"></text:p>
      <text:p text:style-name="P1">06-12 14:51:54.622 D/MmsService( 3755): [SendRequest@dd36160] APN name is 3gwap</text:p>
      <text:p text:style-name="P1">06-12 14:51:54.623 I/MmsService( 3755): [SendRequest@dd36160] Loading APN using name 3gwap</text:p>
      <text:p text:style-name="P1"><text:soft-page-break/>06-12 14:51:54.816 I/System.out( 3755): [OkHttp] sendRequest&lt;&lt;</text:p>
      <text:p text:style-name="P1">06-12 14:51:55.006 D/MmsService( 3755): [SendRequest@dd36160] HTTP: 200 OK</text:p>
      <text:p text:style-name="P1">06-12 14:51:55.006 I/System.out( 3755): close [socket][/10.86.226.221:40725]</text:p>
      <text:p text:style-name="P1">发送成功：</text:p>
      <text:p text:style-name="P1">06-12 14:51:55.202 D/Mms/Txn (11557): update: result=SUCCESS</text:p>
      <text:p text:style-name="P1"></text:p>
      <text:p text:style-name="P1">发送失败有可能是网络链接问题，查找关键字：setup_data_call</text:p>
      <text:p text:style-name="P1">20:43:50.021 4719 4719 D GsmDCT : [ApnContext:mms] setState: RETRYING, previous state:CONNECTING </text:p>
      <text:p text:style-name="P1">20:43:56.284 4719 4895 D RILJ : [6951]&gt; SETUP_DATA_CALL 20 0 fast.metropcs.com 0 IPV6 [SUB0] </text:p>
      <text:p text:style-name="P1">20:44:20.006 4719 4831 D RILJ : [6951]&lt; SETUP_DATA_CALL DataCallResponse: {version=11 status=65535 retry=-1 cid=0 active=0 type= ifname= mtu=0 addresses=[] dnses=[] gateways=[] pcscf=[]} [SUB0]</text:p>
      <text:p text:style-name="P1"></text:p>
      <text:p text:style-name="P1"></text:p>
      <text:p text:style-name="P1"></text:p>
      <text:p text:style-name="P1">二、接收彩信log分析：</text:p>
      <text:p text:style-name="P1"></text:p>
      <text:p text:style-name="P1">RIL层接受：</text:p>
      <text:p text:style-name="P1"></text:p>
      <text:p text:style-name="P1">06-03 14:41:41.301 <text:s text:c="2"/>303 <text:s text:c="2"/>513 I RILC <text:s text:c="3"/>: RIL_SOCKET_1 UNSOLICITED: UNSOL_RESPONSE_NEW_SMS length:140</text:p>
      <text:p text:style-name="P1">06-03 14:41:41.302 <text:s text:c="2"/>303 <text:s text:c="2"/>513 E RILC <text:s text:c="3"/>: Send Response to RIL_SOCKET_1</text:p>
      <text:p text:style-name="P1">06-03 14:41:41.302 <text:s/>4697 <text:s/>4802 D RILJ <text:s text:c="3"/>: [UNSL]&lt; UNSOL_RESPONSE_NEW_SMS [SUB0]</text:p>
      <text:p text:style-name="P1"></text:p>
      <text:p text:style-name="P1">framework:</text:p>
      <text:p text:style-name="P1">06-13 14:55:17.204 <text:s/>4737 <text:s/>4884 D GsmInboundSmsHandler: DeliveringState.processMessage:1</text:p>
      <text:p text:style-name="P1">06-13 14:55:17.235 <text:s/>4737 <text:s/>4884 D GsmInboundSmsHandler: DeliveringState.processMessage:2</text:p>
      <text:p text:style-name="P1">06-13 14:55:17.514 <text:s/>4737 <text:s/>4884 D GsmInboundSmsHandler: DeliveringState.processMessage:4</text:p>
      <text:p text:style-name="P1"></text:p>
      <text:p text:style-name="P1">AP层：</text:p>
      <text:p text:style-name="P1">05-12 16:17:56.747295 25103 25103 V PushReceiver: Received PUSH Intent: Intent { act=android.provider.Telephony.WAP_PUSH_DELIVER typ=application/vnd.wap.mms-message flg=0x8000010 cmp=com.android.mms/.transaction.PushReceiver (has extras) } support WAPPUSH? true</text:p>
      <text:p text:style-name="P1">05-12 16:17:56.748535 <text:s/>1057 <text:s/>1837 D AppOps <text:s/>: startOperation: allowing code 40 uid 10094 package com.android.mms</text:p>
      <text:p text:style-name="P1">05-12 16:17:56.748767 25103 25103 D Mms/Txn : raise priority</text:p>
      <text:p text:style-name="P1">05-12 16:17:56.764461 25103 25314 D Mms/Txn : PushReceiver, do In Background, subId= 2</text:p>
      <text:p text:style-name="P1">05-12 16:17:56.798135 25103 25314 D Mms/Txn : type=MESSAGE_TYPE_NOTIFICATION_IND</text:p>
      <text:p text:style-name="P1">05-12 16:17:57.128426 25103 25838 V Mms/Txn : process Transaction</text:p>
      <text:p text:style-name="P1">05-12 16:17:57.128599 25103 25838 V Mms/Txn : Adding transaction to 'mProcessing' list: com.android.mms.transaction.NotificationTransaction: serviceId=3</text:p>
      <text:p text:style-name="P1"></text:p>
      <text:p text:style-name="P1">05-12 16:17:57.130890 25103 26778 D Mms/Txn : NotificationTransaction: run</text:p>
      <text:p text:style-name="P1">05-12 16:18:30.661966 25103 25838 D Mms/Txn : update: result=SUCCESS</text:p>
      <text:p text:style-name="P1"></text:p>
      <text:p text:style-name="P1">开始下载彩新：</text:p>
      <text:p text:style-name="P1">05-10 10:37:54.719443 11837 15818 D Mms/Txn : download MMS with param, mContentLocation = http://221.131.128.129/KKlwhEYLz4VC, mUri = content://mms/inbox/20, subId1</text:p>
      <text:p text:style-name="P1"><text:soft-page-break/></text:p>
      <text:p text:style-name="P1">05-10 10:37:54.731180 <text:s/>1830 15819 I MmsService: [DownloadRequest@7820359] Executing...</text:p>
      <text:p text:style-name="P1"></text:p>
      <text:p text:style-name="P1">下载成功：</text:p>
      <text:p text:style-name="P1"></text:p>
      <text:p text:style-name="P1">05-10 10:38:22.655304 <text:s/>1830 15819 D MmsService: [DownloadRequest@7820359] success sleep 0.5s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5:02:16.658537669</meta:creation-date>
    <dc:date>2017-08-04T15:07:14.454955255</dc:date>
    <meta:editing-duration>P0D</meta:editing-duration>
    <meta:editing-cycles>1</meta:editing-cycles>
    <meta:document-statistic meta:table-count="0" meta:image-count="0" meta:object-count="0" meta:page-count="4" meta:paragraph-count="129" meta:word-count="856" meta:character-count="6401" meta:non-whitespace-character-count="5649"/>
    <meta:generator>LibreOffice/4.2.8.2$Linux_X86_64 LibreOffice_project/420m0$Build-2</meta:generator>
  </office:meta>
</office:document-meta>
</file>